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cf89b"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8576"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8d5c"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5f972"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4bd7"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3a124"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138d"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c6854"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cf89b" officeooo:paragraph-rsid="000cf89b"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cf89b" officeooo:paragraph-rsid="0029138d"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bd7" officeooo:paragraph-rsid="00174bd7"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c18c" officeooo:paragraph-rsid="0028c18c"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4e131" officeooo:paragraph-rsid="0024e131"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4e131" officeooo:paragraph-rsid="0029138d"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ef94" officeooo:paragraph-rsid="0029ef94"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e5960" officeooo:paragraph-rsid="002e5960"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e5960" officeooo:paragraph-rsid="0030d97d"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5d416" officeooo:paragraph-rsid="0035d416"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officeooo:rsid="002f8fe8" officeooo:paragraph-rsid="002f8fe8"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loext:graphic-properties draw:fill="solid" draw:fill-color="#eeeeee" draw:opacity="100%"/>
      <style:paragraph-properties fo:background-color="#eeeeee"/>
      <style:text-properties fo:language="ru" fo:country="RU"/>
    </style:style>
    <style:style style:name="P11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6" style:family="paragraph" style:parent-style-name="Text_20_body">
      <style:text-properties fo:language="en" fo:country="US"/>
    </style:style>
    <style:style style:name="P117" style:family="paragraph" style:parent-style-name="Text_20_body">
      <loext:graphic-properties draw:fill="solid" draw:fill-color="#eeeeee" draw:opacity="100%"/>
      <style:paragraph-properties fo:background-color="#eeeeee"/>
    </style:style>
    <style:style style:name="P118" style:family="paragraph" style:parent-style-name="First_20_line_20_indent">
      <loext:graphic-properties draw:fill="solid" draw:fill-color="#eeeeee" draw:opacity="100%"/>
      <style:paragraph-properties fo:background-color="#eeeeee"/>
      <style:text-properties fo:language="ru" fo:country="RU"/>
    </style:style>
    <style:style style:name="P11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fo:color="#800000"/>
    </style:style>
    <style:style style:name="P12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in" fo:margin-right="0in" fo:text-align="center" style:justify-single-word="false" fo:text-indent="0in" style:auto-text-indent="false"/>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4" style:family="paragraph" style:parent-style-name="Footnote">
      <style:paragraph-properties fo:margin-left="0in" fo:margin-right="0in" fo:text-indent="0in"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6" style:family="paragraph" style:parent-style-name="Standard">
      <style:text-properties fo:font-style="italic" style:font-style-asian="italic" style:font-style-complex="italic"/>
    </style:style>
    <style:style style:name="P14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rsid="000e8576" officeooo:paragraph-rsid="0029138d" style:font-style-asian="normal" style:font-weight-asian="normal" style:font-style-complex="normal" style:font-weight-complex="normal"/>
    </style:style>
    <style:style style:name="P149" style:family="paragraph" style:parent-style-name="Heading_20_1">
      <loext:graphic-properties draw:fill="solid" draw:fill-color="#eeeeee" draw:opacity="100%"/>
      <style:paragraph-properties fo:background-color="#eeeeee"/>
    </style:style>
    <style:style style:name="P150" style:family="paragraph" style:parent-style-name="Heading_20_1">
      <style:paragraph-properties fo:margin-left="0in" fo:margin-right="0in" fo:text-align="center" style:justify-single-word="false" fo:text-indent="0.1965in" style:auto-text-indent="false"/>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loext:graphic-properties draw:fill="solid" draw:fill-color="#eeeeee" draw:opacity="100%"/>
      <style:paragraph-properties fo:background-color="#eeeeee"/>
      <style:text-properties fo:language="ru" fo:country="RU"/>
    </style:style>
    <style:style style:name="P154" style:family="paragraph" style:parent-style-name="Heading_20_2">
      <loext:graphic-properties draw:fill="solid" draw:fill-color="#eeeeee" draw:opacity="100%"/>
      <style:paragraph-properties fo:background-color="#eeeeee"/>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f972" officeooo:paragraph-rsid="0029138d"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35d416" officeooo:paragraph-rsid="0035d416" style:font-style-asian="normal" style:font-weight-asian="normal" style:font-style-complex="normal" style:font-weight-complex="normal"/>
    </style:style>
    <style:style style:name="P16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fo:font-weight="bold" officeooo:rsid="000cf89b"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fo:font-weight="bold" style:font-weight-asian="bold" style:font-weight-complex="bold"/>
    </style:style>
    <style:style style:name="T60" style:family="text">
      <style:text-properties style:text-line-through-style="solid" style:text-line-through-type="single" fo:font-weight="bold" officeooo:rsid="000cf89b" style:font-weight-asian="bold" style:font-weight-complex="bold"/>
    </style:style>
    <style:style style:name="T61" style:family="text">
      <style:text-properties style:text-line-through-style="solid" style:text-line-through-type="single" fo:font-weight="bold" officeooo:rsid="0011c41c" style:font-weight-asian="bold" style:font-weight-complex="bold"/>
    </style:style>
    <style:style style:name="T62" style:family="text">
      <style:text-properties style:text-line-through-style="solid" style:text-line-through-type="single" fo:font-weight="bold" officeooo:rsid="002452ca" style:font-weight-asian="bold" style:font-weight-complex="bold"/>
    </style:style>
    <style:style style:name="T63" style:family="text">
      <style:text-properties fo:language="uk" fo:country="UA" fo:font-style="italic" style:font-style-asian="italic" style:font-style-complex="italic"/>
    </style:style>
    <style:style style:name="T64" style:family="text">
      <style:text-properties officeooo:rsid="000b74b0"/>
    </style:style>
    <style:style style:name="T65" style:family="text">
      <style:text-properties officeooo:rsid="000cf89b"/>
    </style:style>
    <style:style style:name="T66" style:family="text">
      <style:text-properties officeooo:rsid="000e8576"/>
    </style:style>
    <style:style style:name="T67" style:family="text">
      <style:text-properties officeooo:rsid="001362a8"/>
    </style:style>
    <style:style style:name="T68" style:family="text">
      <style:text-properties officeooo:rsid="0015f972"/>
    </style:style>
    <style:style style:name="T69" style:family="text">
      <style:text-properties officeooo:rsid="0016f29b"/>
    </style:style>
    <style:style style:name="T70" style:family="text">
      <style:text-properties officeooo:rsid="00174bd7"/>
    </style:style>
    <style:style style:name="T71" style:family="text">
      <style:text-properties officeooo:rsid="00186012"/>
    </style:style>
    <style:style style:name="T72" style:family="text">
      <style:text-properties officeooo:rsid="001a2e14"/>
    </style:style>
    <style:style style:name="T73" style:family="text">
      <style:text-properties officeooo:rsid="001fc630"/>
    </style:style>
    <style:style style:name="T74" style:family="text">
      <style:text-properties officeooo:rsid="0020e309"/>
    </style:style>
    <style:style style:name="T75" style:family="text">
      <style:text-properties officeooo:rsid="0023a124"/>
    </style:style>
    <style:style style:name="T76" style:family="text">
      <style:text-properties officeooo:rsid="0028967c"/>
    </style:style>
    <style:style style:name="T77" style:family="text">
      <style:text-properties officeooo:rsid="0028c18c"/>
    </style:style>
    <style:style style:name="T78" style:family="text">
      <style:text-properties officeooo:rsid="0029138d"/>
    </style:style>
    <style:style style:name="T79" style:family="text">
      <style:text-properties officeooo:rsid="0029ef94"/>
    </style:style>
    <style:style style:name="T80" style:family="text">
      <style:text-properties officeooo:rsid="002a2181"/>
    </style:style>
    <style:style style:name="T81" style:family="text">
      <style:text-properties officeooo:rsid="002ade83"/>
    </style:style>
    <style:style style:name="T82" style:family="text">
      <style:text-properties officeooo:rsid="002b2f01"/>
    </style:style>
    <style:style style:name="T83" style:family="text">
      <style:text-properties officeooo:rsid="002c6854"/>
    </style:style>
    <style:style style:name="T84" style:family="text">
      <style:text-properties officeooo:rsid="002f8fe8"/>
    </style:style>
    <style:style style:name="T85" style:family="text">
      <style:text-properties officeooo:rsid="0030d97d"/>
    </style:style>
    <style:style style:name="T86" style:family="text">
      <style:text-properties officeooo:rsid="003678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92049382545614317"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8049308454299937153" text:style-name="L2">
        <text:list-item>
          <text:p text:style-name="P157">«Великие грифоны прошлого» - из канона (5<text:span text:style-name="T8">s8e)</text:span></text:p>
        </text:list-item>
        <text:list-item>
          <text:p text:style-name="P157">«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Природа Проклятий» - обмен</text:p>
        </text:list-item>
        <text:list-item>
          <text:p text:style-name="P157">«<text:span text:style-name="T45">Магия для Чайников</text:span>» - обмен</text:p>
        </text:list-item>
        <text:list-item>
          <text:p text:style-name="P157">«Энциклопедия Арканум» - обмен</text:p>
        </text:list-item>
        <text:list-item>
          <text:p text:style-name="P157">«О Гейсах» - обмен</text:p>
        </text:list-item>
        <text:list-item>
          <text:p text:style-name="P157">«<text:span text:style-name="T54">Тайны Тайных Наук</text:span>» - обмен</text:p>
        </text:list-item>
        <text:list-item>
          <text:p text:style-name="P158">«Основы Заклятий» - обмен</text:p>
        </text:list-item>
        <text:list-item>
          <text:p text:style-name="P15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737590222431456633"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9">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По другим данным, Селестии около 2500 лет (Обмен).</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text:soft-page-break/>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1" text:outline-level="2">1. Терра</text:h>
      <text:p text:style-name="P27">музыка - кондовая электронная, холодная и отчаянная (Electronics “Disappointed”)</text:p>
      <text:p text:style-name="P12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3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6"><text:span text:style-name="T8">&gt;\</text:span>Привет, Нексус. Это Макс.</text:p>
      <text:p text:style-name="P86"><text:span text:style-name="T8">&lt;\</text:span>Привет Макс. <text:span text:style-name="T1">Рад тебя видеть. Где ты отсутствовал три дня?</text:span></text:p>
      <text:p text:style-name="P8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86"><text:span text:style-name="T8">&gt;\</text:span>Как называется наш проект?</text:p>
      <text:p text:style-name="P86"><text:span text:style-name="T8">&lt;\</text:span>Дайсон.</text:p>
      <text:p text:style-name="P86"><text:span text:style-name="T8">&gt;\</text:span>Сколько тебе лет?</text:p>
      <text:p text:style-name="P86"><text:soft-page-break/><text:span text:style-name="T8">&lt;\</text:span>Два года с начала запуска кластера.</text:p>
      <text:p text:style-name="P86"><text:span text:style-name="T8">&gt;\</text:span>Какой сейчас год?</text:p>
      <text:p text:style-name="P86"><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6"><text:span text:style-name="T8">&gt;\</text:span>Нексус, отключи память <text:span text:style-name="T1">заданий</text:span> за последнюю неделю.</text:p>
      <text:p text:style-name="P86"><text:span text:style-name="T8">&lt;\</text:span>Выполнено.</text:p>
      <text:p text:style-name="P8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6"><text:span text:style-name="T8">&lt;\</text:span><text:span text:style-name="T1">Тебя понял. Читаю задачу...</text:span></text:p>
      <text:p text:style-name="P8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7">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87">Ограничени<text:span text:style-name="T1">е 2: решение должно находиться в правовых рамках уголовного и административного кодекса.</text:span></text:p>
      <text:p text:style-name="P87">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7"><text:span text:style-name="T8">&lt;\</text:span><text:span text:style-name="T1">Выполняю задачу</text:span>...</text:p>
      <text:p text:style-name="P87"><text:span text:style-name="T8">&lt;\</text:span>...</text:p>
      <text:p text:style-name="P87"><text:span text:style-name="T8">&lt;\</text:span>Решение:</text:p>
      <text:p text:style-name="P87"><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7"><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86"><text:span text:style-name="T8">&gt;</text:span>\Нексус, почему ты используешь жёсткие настройки <text:span text:style-name="T1">для решения задачи</text:span>?</text:p>
      <text:p text:style-name="P86"><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8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3">Ага, уже теплее.</text:p>
      <text:p text:style-name="P43"/>
      <text:p text:style-name="P86"><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93"><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23">***</text:p>
      <text:p text:style-name="P12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5">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89">Музыка быстрая, тревожная, надорваная и печальная (Pet Shop Boys “So Hard” ?)</text:p>
      <text:p text:style-name="P29"/>
      <text:p text:style-name="P12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oft-page-break/><text:span text:style-name="T8">–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90">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922331498413115587"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8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 </text:p>
      <text:p text:style-name="P8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8"><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8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7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8">Но величайшая справедливость юниверсума заключается в том, что не существует безвыходных положений. Всегда есть надежда.</text:p>
      <text:p text:style-name="P7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19">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text:soft-page-break/>–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2"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49">Depeche Mode - Painkiller</text:span>&gt;</text:p>
      <text:p text:style-name="P7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1" text:outline-level="2">6. Стыд</text:h>
      <text:p text:style-name="P53"/>
      <text:p text:style-name="P78">~~~ Завтра на семь в библиотеке ~~~</text:p>
      <text:p text:style-name="P78"><text:soft-page-break/></text:p>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text:soft-page-break/>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91">Mark Knopfler — Hill Farmers Blues — или на следующую главу (прощание)</text:p>
      <text:p text:style-name="P53"/>
      <text:p text:style-name="P7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7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7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8">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text:span><text:span text:style-name="T31">футон</text:span><text:span text:style-name="T37">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7">– </text:span><text:span text:style-name="T31">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1">– </text:span>“<text:span text:style-name="T1">Что я могу сделать, чтобы вернуть всё назад?</text:span>”</text:p>
      <text:p text:style-name="P14"><text:span text:style-name="T41">– </text:span><text:span text:style-name="T31">Так и сказала?</text:span></text:p>
      <text:p text:style-name="P1"><text:span text:style-name="T37">–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1">Что бы это значило, Флер?</text:span></text:p>
      <text:p text:style-name="P14"><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8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4">– Куда проваливаться?</text:p>
      <text:p text:style-name="P84">– Они не знают. В тех провалах не видно дна...</text:p>
      <text:p text:style-name="P84">…</text:p>
      <text:p text:style-name="P8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4">– Леди и джентлькольты! Приём окончен! Её Высочество Принцесса Селестия будет рада видеть <text:s/>вас в следующую среду!</text:p>
      <text:p text:style-name="P8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4">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8">&lt;</text:span><text:span text:style-name="T53">Mark Knopfler - </text:span><text:span text:style-name="T52">Hill Farmer's Blues</text:span><text:span text:style-name="T38">&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7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8">– Мааам, а со мной связан элементаль?</text:p>
      <text:p text:style-name="P7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7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8">Так возникли аликорны.</text:p>
      <text:p text:style-name="P7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8">Имя её было Селестия.</text:p>
      <text:p text:style-name="P78">За ней последовала и сестра её, Луна.</text:p>
      <text:p text:style-name="P7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8">То есть, всегда.</text:p>
      <text:p text:style-name="P78">Тут и сказке конец. А теперь, Эйприл, залазь на полку и закрывай глазки.</text:p>
      <text:p text:style-name="P78">– Ну мааам! Раскажи ещё что-нибудь! Про Сомбру!</text:p>
      <text:p text:style-name="P7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78">– А почему только тебя? А меня? А дядю-горгулия?</text:p>
      <text:p text:style-name="P78">– <text:s/>Тебя я забрать ему не дам. А в дядю не тыкай копытом, это невежливо! Спи уже, мой маленький!</text:p>
      <text:p text:style-name="P78">– Поцелуй меня на ночь, мам!</text:p>
      <text:p text:style-name="P78"><text:soft-page-break/>– Конечно, мой хороший...</text:p>
      <text:p text:style-name="P78"/>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1">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8">– Ага, он был закладкой в четвёртом номере «PlayMare», в разделе «Тридцать две позы, которые удивят вашего френдкольта».</text:p>
      <text:p text:style-name="P78">– Спайк! Немедленно ложись спать!</text:p>
      <text:p text:style-name="P78">– Уже иду. Кукурузу доем только и иду.</text:p>
      <text:p text:style-name="P78">– Кстати, а почему Индрэ считали одержимым?</text:p>
      <text:p text:style-name="P7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78">– Так у вас знают про людей? Вот это новость!. В Кантерлоте, да и в Понивилле все обращаются со мной, как с диковинкой.</text:p>
      <text:p text:style-name="P7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8">–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78"/>
      <text:p text:style-name="P78">– Спайк, будь добр, принеси дневник эксперимента. Он в подвале, за шкафом с ретортами, в...</text:p>
      <text:p text:style-name="P78"><text:soft-page-break/>– В сейфе, я в курсе.</text:p>
      <text:p text:style-name="P78"/>
      <text:p text:style-name="P80">***</text:p>
      <text:p text:style-name="P90">&lt;Seal — Amazing <text:span text:style-name="T1">(T</text:span><text:span text:style-name="T8">hin White Duke Remix)</text:span>&gt;</text:p>
      <text:p text:style-name="P78">Дата: 12.04.1003 А.С.</text:p>
      <text:p text:style-name="P78">Эксперимент: заклинание Воплощения Индрэ</text:p>
      <text:p text:style-name="P78">Испытуемая: Эпплджек</text:p>
      <text:p text:style-name="P78">Синопсис: запись сна со слов испытуемой</text:p>
      <text:p text:style-name="P78">Замечания: замечаний нет</text:p>
      <text:p text:style-name="P7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8"/>
      <text:p text:style-name="P78">Примечания: ПипБак? Стойло? Двойники? Параллельные Эквестрии?</text:p>
      <text:p text:style-name="P1"/>
      <text:p text:style-name="P3">***</text:p>
      <text:p text:style-name="P1"/>
      <text:p text:style-name="P78">Дата: 12.04.1003 А.С.</text:p>
      <text:p text:style-name="P78">Эксперимент: заклинание Воплощения Индрэ</text:p>
      <text:p text:style-name="P78">Испытуемая: Рэйнбоу Дэш</text:p>
      <text:p text:style-name="P78">Синопсис: описание пробуждения испытуемой</text:p>
      <text:p text:style-name="P7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5">d.notive — Talking Flight</text:span>&gt;</text:p>
      <text:p text:style-name="P78">Дата: 12.04.1003 А.С.</text:p>
      <text:p text:style-name="P78">Эксперимент: заклинание Воплощения Индрэ</text:p>
      <text:p text:style-name="P78">Испытуемая: Рэрити</text:p>
      <text:p text:style-name="P78">Синопсис: запись сна со слов испытуемой</text:p>
      <text:p text:style-name="P78">Замечания: замечаний нет</text:p>
      <text:p text:style-name="P78"/>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8"/>
      <text:p text:style-name="P80">***</text:p>
      <text:p text:style-name="P78"/>
      <text:p text:style-name="P78">Дата: 12.04.1003 А.С.</text:p>
      <text:p text:style-name="P78">Эксперимент: заклинание Воплощения Индрэ</text:p>
      <text:p text:style-name="P78">Испытуемая: Флаттершай</text:p>
      <text:p text:style-name="P78">Синопсис: описание пробуждения испытуемой</text:p>
      <text:p text:style-name="P7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8"/>
      <text:p text:style-name="P78">* Примечания: при виде кексиков истерика случилась с Пинки Пай.</text:p>
      <text:p text:style-name="P78"/>
      <text:p text:style-name="P55">***</text:p>
      <text:p text:style-name="P53"/>
      <text:p text:style-name="P78">Дата: 12.04.1003 А.С.</text:p>
      <text:p text:style-name="P78">Эксперимент: заклинание Воплощения Индрэ</text:p>
      <text:p text:style-name="P78">Испытуемая: Пинки Пай</text:p>
      <text:p text:style-name="P78">Синопсис: описание пробуждения испытуемой</text:p>
      <text:p text:style-name="P78">Замечания: испытуемая отказалась дать описание сна.</text:p>
      <text:p text:style-name="P78"/>
      <text:p text:style-name="P7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8"/>
      <text:p text:style-name="P7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1">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1">.</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6">эт правда?</text:span></text:p>
      <text:p text:style-name="P53"><text:soft-page-break/><text:span text:style-name="T13">– </text:span><text:span text:style-name="T56">Какая из? Их много, вообще-то. Ик!</text:span></text:p>
      <text:p text:style-name="P5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3"><text:span text:style-name="T13">– </text:span><text:span text:style-name="T56">Пока не умру?</text:span></text:p>
      <text:p text:style-name="P5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81">Приветствую тебя, мой маленький человек!</text:p>
      <text:p text:style-name="P8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8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8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10">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8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8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8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8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1">«<text:span text:style-name="T8">P.S. Н</text:span>е гневите мироздание воровством! <text:span text:style-name="T27">Обмен рулит</text:span>!»</text:p>
      <text:p text:style-name="P8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81"/>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78"/>
      <text:h text:style-name="Heading_20_2" text:outline-level="2">13. Мэйнхэттен</text:h>
      <text:p text:style-name="P78"/>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66">***</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8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66">***</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7">Исчезновение дневной главы диархии: Эквестрия в панике!</text:span>» (статья двухдневной давности).</text:p>
      <text:p text:style-name="P57">«<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7">«<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8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78"/>
      <text:p text:style-name="P7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3">–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8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Дорога в Понивилль</text:h>
      <text:p text:style-name="P51">&lt;<text:span text:style-name="T58">David Bowie - Lets Dance/ Ashes To Ashes</text:span></text:p>
      <text:p text:style-name="P51"><text:span text:style-name="T58">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66">***</text:p>
      <text:p text:style-name="P57"/>
      <text:p text:style-name="P57">Три дня спустя…</text:p>
      <text:p text:style-name="P57"/>
      <text:p text:style-name="P60">«<text:span text:style-name="T27">Добро пожаловать в Груммингтон! Вам здесь рады!</text:span></text:p>
      <text:p text:style-name="P60"><text:span text:style-name="T27">Население города </text:span><text:span text:style-name="T59">302 пони</text:span><text:span text:style-name="T27">.</text:span></text:p>
      <text:p text:style-name="P59"><text:span text:style-name="T59">250 пони</text:span><text:span text:style-name="T27">.</text:span></text:p>
      <text:p text:style-name="P59"><text:span text:style-name="T59">125 поней</text:span><text:span text:style-name="T27">.</text:span></text:p>
      <text:p text:style-name="P59"><text:soft-page-break/><text:span text:style-name="T27">54 паня.</text:span>»</text:p>
      <text:p text:style-name="P59"/>
      <text:p text:style-name="P57">Фургон стоял на обочине рядом с <text:span text:style-name="T80">указателем</text:span>. Отогнув край занавески, я наблюдал за крохотным посёлком в две улицы. Редкие пони брели по своим делам с непривычной отстранённостью. Примерно каждые <text:span text:style-name="T65">три</text:span> дома из <text:span text:style-name="T65">четыр</text:span>ёх стояли с заколоченными ставнями и дверями. <text:span text:style-name="T76">На окраине ветхая мельница лениво поскрипывала крыльями .</text:span>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text:span text:style-name="T80">с огромным бантом писала гвоздём в</text:span> придорожной пыли <text:span text:style-name="T82">примеры на арифметику</text:span>. У прилавка с картошкой Дэш торговалась с мрачной земнопони.</text:p>
      <text:p text:style-name="P57">Я вернулся за столик у окна и продолжил писать письмо.</text:p>
      <text:p text:style-name="P57">«<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3">Дела тут идут неважнецки, если не сказать соввсем паршиво. В этой глуши далеко не так опрятно и красиво, как вблизи Кантерлота.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8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83">В общем, если Дэш не ошибается, завтра мы доберёмся до Филлидельфии, а ещё через неделю доберёмся до Понивилля.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3">так её </text:span><text:span text:style-name="T3">разэтак</text:span><text:span text:style-name="T63">,</text:span><text:span text:style-name="T17"> магия!</text:span><text:span text:style-name="T51">»</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text:soft-page-break/>–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Пегаска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text:soft-page-break/>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Я кивнул. Пегаска потихоньку утешилась и замерла, глядя в огонь.</text:p>
      <text:p text:style-name="P57"/>
      <text:p text:style-name="P57">…</text:p>
      <text:p text:style-name="P57"/>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text:span text:style-name="T64">Увидев, что я проснулся, </text:span>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text:span text:style-name="T64">необъяснимую </text:span>угрозу.</text:p>
      <text:p text:style-name="P57">Скррржжжж… Скррржжж…</text:p>
      <text:p text:style-name="P63"><text:span text:style-name="T64">Стараясь унять дрожь, я</text:span> тихонько выбрался из-под одеяла и подошёл к двери. Взяв в одну руку кочергу, <text:s/>в другую — фонарик, я <text:span text:style-name="T64">приоткрыл дверь на ладонь</text:span>.</text:p>
      <text:p text:style-name="P57"><text:span text:style-name="T79">Н</text:span>а земле <text:span text:style-name="T65">прямо перед фургоном </text:span>сидел<text:span text:style-name="T65">а</text:span> <text:span text:style-name="T65">кобылка-</text:span>жеребёнок и, зажав в зубах <text:span text:style-name="T65">гвоздь</text:span>, выцарапывал<text:span text:style-name="T65">а</text:span> что-то на жестяно<text:span text:style-name="T65">й</text:span> <text:span text:style-name="T79">крышке коробки из-под конфет</text:span>.</text:p>
      <text:p text:style-name="P67">– <text:span text:style-name="T69">Ч</text:span>то <text:span text:style-name="T69">ты </text:span>тут делаешь так поздно? <text:span text:style-name="T75">Где твои родители?</text:span> – вздохнув с облегчением, спросил я.</text:p>
      <text:p text:style-name="P67">Выйдя из фургона, я подошёл к жеребёнку и посветил на жестянку.</text:p>
      <text:p text:style-name="P67">– Чем ты тут занимаешься?</text:p>
      <text:p text:style-name="P68">Жеребёнк<text:span text:style-name="T68">а</text:span> молча смотрела на меня, зажав гвоздь в зубах. На жестянке были коряво выцарапаны буквы.</text:p>
      <text:p text:style-name="P58">«<text:span text:style-name="T60">3</text:span><text:span text:style-name="T61">7</text:span><text:span text:style-name="T60"> пн</text:span><text:span text:style-name="T62">и</text:span></text:p>
      <text:p text:style-name="P58"><text:span text:style-name="T60">2</text:span><text:span text:style-name="T61">4</text:span><text:span text:style-name="T60">пн</text:span></text:p>
      <text:p text:style-name="P58"><text:span text:style-name="T60">1</text:span><text:span text:style-name="T61">5</text:span></text:p>
      <text:p text:style-name="P58"><text:span text:style-name="T28">1</text:span>»</text:p>
      <text:p text:style-name="P59">– <text:span text:style-name="T66">Что это за цифры? – спросил я.</text:span></text:p>
      <text:p text:style-name="P71"><text:span text:style-name="T78">Кобылка</text:span> смотрел<text:span text:style-name="T78">а</text:span> на меня не отвечая. <text:span text:style-name="T78">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span></text:p>
      <text:p text:style-name="P148"><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64">«<text:span text:style-name="T27">Добро пожаловать в Груммингтон! Вам здесь рады!</text:span></text:p>
      <text:p text:style-name="P64"><text:soft-page-break/><text:span text:style-name="T27">Население города </text:span><text:span text:style-name="T59">302 пони</text:span><text:span text:style-name="T27">.</text:span></text:p>
      <text:p text:style-name="P64"><text:span text:style-name="T59">250 пони</text:span><text:span text:style-name="T27">.</text:span></text:p>
      <text:p text:style-name="P64"><text:span text:style-name="T59">125 поней</text:span><text:span text:style-name="T27">.</text:span></text:p>
      <text:p text:style-name="P64"><text:span text:style-name="T27">54 паня.</text:span>»</text:p>
      <text:p text:style-name="P161">У меня от волнения пересохло в горле.</text:p>
      <text:p text:style-name="P72">– <text:span text:style-name="T67">Ты хочешь сказать, этой ночью из населения осталась ты одна? – хриплым голосом спросил я.</text:span></text:p>
      <text:p text:style-name="P73">Жеребёнок кивнул и снова показал на жестянку и вверх.</text:p>
      <text:p text:style-name="P61">– <text:span text:style-name="T68">Макс! Оглянись! – тревожно воскликнула Дэш у меня за спиной.</text:span></text:p>
      <text:p text:style-name="P69">Прямо за нами по земле в круг света вползла трещина. Она змеёй заструилась между нами, отделив нас от кобылки <text:span text:style-name="T73">с табличкой</text:span>. Посветив вдоль <text:span text:style-name="T73">трещины</text:span> назад я увидел, что <text:span text:style-name="T73">она</text:span> <text:span text:style-name="T72">тянется от посёлка и </text:span>проходит под фургоном так, что его передние и задние колёса стоят на разных краях расширяющегося <text:span text:style-name="T73">разлома</text:span>.</text:p>
      <text:p text:style-name="P62">– <text:span text:style-name="T70">Дэш! Быстро!</text:span></text:p>
      <text:p text:style-name="P69">Пегаске не нужно было объяснять. Она вскочила в упряжь и потянула изо всех сил, выворачивая фургон из зарождающегося провала. Я <text:span text:style-name="T77">подошёл к краю</text:span>, намереваясь перетащить <text:span text:style-name="T74">её</text:span> через трещину.</text:p>
      <text:p text:style-name="P69">УУУУУУРРРРРРГГГГХХХХХХХ!!!</text:p>
      <text:p text:style-name="P69">С треском и стоном ухнул Груммингтон в развер<text:span text:style-name="T71">з</text:span>шуюся пропасть. <text:span text:style-name="T72">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span></text:p>
      <text:p text:style-name="P70">Слабый звук, чуть сильнее <text:span text:style-name="T81">комариного</text:span> писка, заставил меня обернуться. Кобылка через провал <text:span text:style-name="T80">прощально </text:span>махала мне копытом. <text:span text:style-name="T80">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span></text:p>
      <text:p text:style-name="P65">– <text:span text:style-name="T83">Макс, запрыгивай!</text:span></text:p>
      <text:p text:style-name="P75">Фургон остановился рядом с <text:span text:style-name="T84">со мной, рассеивая мрак фонарём</text:span>. Пегаска от нетерпения пританцовывала в <text:span text:style-name="T86">упряжи</text:span>. <text:span text:style-name="T85">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span></text:p>
      <text:p text:style-name="P77"/>
      <text:p text:style-name="P77">0</text:p>
      <text:p text:style-name="P76"/>
      <text:p text:style-name="P76">– <text:span text:style-name="T19">Где жеребёнок? – спросила меня Дэш, когда я вернулся.</text:span></text:p>
      <text:p text:style-name="P162">– Убежала. – соврал я. Мне не хотелось ещё больше вгонять пегаску в депрессию.</text:p>
      <text:p text:style-name="P76">Фургон сорвался с места. <text:span text:style-name="T86">Дэш неслась галопом, стараясь побыстрее покинуть проклятое место. </text:span>Я сел у заднего окна и проводил указатель взглядом. Через минут<text:span text:style-name="T86">у</text:span> табличка исчезла в ночи.</text:p>
      <text:p text:style-name="P74"/>
      <text:p text:style-name="P61"/>
      <text:p text:style-name="P51">&lt;<text:span text:style-name="T20">Дэш оказывается в постели с Максом из-за страха</text:span>&gt;</text:p>
      <text:p text:style-name="P5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7"/>
      <text:p text:style-name="P57"/>
      <text:p text:style-name="P39"><text:soft-page-break/>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0">надписи на табличке (уже под табличкой) обновляет кобылка-жеребёнок — она самая разумная в городе</text:span>&gt;</text:p>
      <text:p text:style-name="P57"/>
      <text:p text:style-name="P5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25"><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7"/>
      <text:p text:style-name="P51">&lt;<text:span text:style-name="T20">Главы с Максом и Дэш — в стиле «Криминального чтива»</text:span>&gt;</text:p>
      <text:p text:style-name="P57"/>
      <text:p text:style-name="P51">&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1"><text:soft-page-break/></text:p>
      <text:p text:style-name="P5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39">&lt;</text:span><text:span text:style-name="T32">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text:soft-page-break/>-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oft-page-break/><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0">- В законе не указана конкретный соправитель Диархии!</text:span>&gt;</text:p>
      <text:p text:style-name="P47"/>
      <text:p text:style-name="P47">&lt;<text:span text:style-name="T20">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text:soft-page-break/></text:p>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text:soft-page-break/>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9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text:soft-page-break/>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5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2"/>
      <text:p text:style-name="P4">***</text:p>
      <text:p text:style-name="P15"><text:soft-page-break/></text:p>
      <text:p text:style-name="P14"/>
      <text:p text:style-name="P15"><text:span text:style-name="T45">&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4"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oft-page-break/><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4" text:outline-level="2">Рейд пони-рэйнджеров-2 (<text:span text:style-name="T19">продолжение рейда пони-рэйнджеров</text:span>)</text:h>
      <text:p text:style-name="P2"/>
      <text:p text:style-name="P2"><text:soft-page-break/>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oft-page-break/><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9"/>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4" text:outline-level="2">В библиотеке замка Селестии</text:h>
      <text:p text:style-name="P11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4" text:outline-level="2">Понивилль</text:h>
      <text:p text:style-name="P2"/>
      <text:h text:style-name="P15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oft-page-break/><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2"/>
      <text:h text:style-name="P154"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oft-page-break/><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4" text:outline-level="2">Сон Макса</text:h>
      <text:p text:style-name="P117"/>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oft-page-break/><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oft-page-break/><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5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oft-page-break/><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text:soft-page-break/>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oft-page-break/><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oft-page-break/><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oft-page-break/><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text:soft-page-break/></text:p>
      <text:p text:style-name="P117"/>
      <text:p text:style-name="P117"/>
      <text:p text:style-name="P117"/>
      <text:p text:style-name="P117"/>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4"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oft-page-break/><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oft-page-break/><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4" text:outline-level="2">Поиск решения</text:h>
      <text:p text:style-name="P117"/>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text:soft-page-break/>&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5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oft-page-break/><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soft-page-break/>***</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4"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4" text:outline-level="2">След?</text:h>
      <text:p text:style-name="P117"/>
      <text:p text:style-name="P2"><text:span text:style-name="T8">&lt;</text:span><text:span text:style-name="T19">сначала эпизод - проверка сумки в серверной</text:span><text:span text:style-name="T8">&gt;</text:span></text:p>
      <text:p text:style-name="P2"><text:soft-page-break/><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4"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98"/>
      <text:p text:style-name="P9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8"/>
      <text:p text:style-name="P94">Разговор не клеился.</text:p>
      <text:p text:style-name="P9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8"><text:soft-page-break/><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8"><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8"><text:span text:style-name="T8">– </text:span>Ну хорошо. Убедила. В конце-концов, можем поступить так. Вы с Флатти вернётесь обратно а я продолжу поиски здесь.</text:p>
      <text:p text:style-name="P98"><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98"><text:span text:style-name="T8">– </text:span>Вы можете связываться со мной раз в месяц по коридору.</text:p>
      <text:p text:style-name="P98"><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8"><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8">Эпплджек недоверчиво хмыкнула.</text:p>
      <text:p text:style-name="P98"><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8"><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8"><text:span text:style-name="T8">– </text:span>Конечно оставаться. Кто ещё, кроме нас, может найти её?</text:p>
      <text:p text:style-name="P98"><text:span text:style-name="T8">– </text:span>Я думал, ты не сможешь оставить Энджела и всех остальных надолго.</text:p>
      <text:p text:style-name="P98"><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3"><text:span text:style-name="T8">– </text:span>Извини, Флаттершай, забылся.</text:p>
      <text:p text:style-name="P103"><text:span text:style-name="T8">– </text:span>Та ладно, я ж не против, – возразила Эпплджек. – Не парься, Флатти. Было б хуже, если б он <text:s/>назвал меня Эпплджек на людях.</text:p>
      <text:p text:style-name="P103"><text:span text:style-name="T8">– </text:span>Ты так... – запнулась Флаттершай. – Так быстро забыла свою ферму. И...</text:p>
      <text:p text:style-name="P103"><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3"><text:span text:style-name="T8">– </text:span>Как ты можешь так говорить? – расплакалась Флаттершай.</text:p>
      <text:p text:style-name="P103"><text:span text:style-name="T8">– </text:span>Эй, девушки, не ссорьтесь! Мы — одна команда! И надеюсь, останемся ею и в дальнейшем. </text:p>
      <text:list xml:id="list6023667815752920990"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3"><text:span text:style-name="T8">– </text:span>А если нет? – Эпплджек смотрела мне мне прямо в глаза.</text:p>
      <text:list xml:id="list185013867419491" text:continue-numbering="true" text:style-name="L5">
        <text:list-header>
          <text:p text:style-name="P163">Я молча пожал плечами. Эпплджек уверенно продолжила.</text:p>
        </text:list-header>
      </text:list>
      <text:p text:style-name="P103"><text:soft-page-break/><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3"><text:span text:style-name="T8">– </text:span>Спасибо, ЭйДжей.</text:p>
      <text:p text:style-name="P103"><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012266045793" text:continue-numbering="true" text:style-name="L5">
        <text:list-header>
          <text:p text:style-name="P163">Флаттершай пробормотала нечто, показавшееся мне знакомым.</text:p>
        </text:list-header>
      </text:list>
      <text:p text:style-name="P103"><text:span text:style-name="T8">– </text:span>Флатти, ты что-то сказала? Я не расслышал.</text:p>
      <text:p text:style-name="P103"><text:span text:style-name="T8">– </text:span>Намерение Изменяет Реальность.</text:p>
      <text:p text:style-name="P103"><text:span text:style-name="T8">– </text:span>Эээ. А где ты слышала эту фразу, если не секрет?</text:p>
      <text:p text:style-name="P103"><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013682785657"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103"><text:span text:style-name="T8">– </text:span>Флатти, ЭйДжей, буду через час. Ждите!</text:p>
      <text:p text:style-name="P98"/>
      <text:h text:style-name="P153" text:outline-level="2">Почти.</text:h>
      <text:p text:style-name="P114"/>
      <text:p text:style-name="P103">В офисе меня встретил лыбящийся Стас.</text:p>
      <text:p text:style-name="P10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3">Я уставился на Стаса и он, захлёбываясь от торопливости, начал <text:span text:style-name="T8">расказывать</text:span>.</text:p>
      <text:p text:style-name="P10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3">– Ты его уничтожил?</text:p>
      <text:p text:style-name="P103">– Кого?</text:p>
      <text:p text:style-name="P103">– Этический модуль. Селестию.</text:p>
      <text:p text:style-name="P10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3">– Ты его уничтожил?</text:p>
      <text:p text:style-name="P10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3">– То есть, на домашнем компьютере Влада модуль работает и дальше?</text:p>
      <text:p text:style-name="P103">– Ага. К нему-то у меня доступа нету. Но в кластер к Нексусу он больше не пролезет.</text:p>
      <text:p text:style-name="P103">– Спасибо, Стас. Ты молодец.</text:p>
      <text:p text:style-name="P103"><text:soft-page-break/>Ниточка, чуть было не прервавшаяся в офисе, повела в квартиру Влада.</text:p>
      <text:p text:style-name="P103"/>
      <text:h text:style-name="P153" text:outline-level="2">Дискорд</text:h>
      <text:p text:style-name="P117"/>
      <text:p text:style-name="P114">Девушки поспешно собирались, пока я растолковывал им задачу.</text:p>
      <text:p text:style-name="P11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8">– </text:span>Это тот твой приятель, который разбился с полгода назад? – спросила Эпплджек.</text:p>
      <text:p text:style-name="P114"><text:span text:style-name="T8">– </text:span>Да, это он.</text:p>
      <text:p text:style-name="P114"><text:span text:style-name="T8">– </text:span>А как мы попадём в его квартиру? Там сейчас кто-то живёт? – Флаттершай прыгала на одной ноге, натягивая кед.</text:p>
      <text:p text:style-name="P11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15">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8">– </text:span>Макс, что случилось? У нас проблемы?</text:p>
      <text:p text:style-name="P11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8">–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8">– </text:span>Нет нужды. Лучше станьте-ка сзади меня так, чтобы заслонить от этих бабулек и от вооон той камеры наблюдения.</text:p>
      <text:list xml:id="list2909804862289688882"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3"><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3">Раздался лёгкий «кряк» и дверь подалась.</text:p>
      <text:p text:style-name="P138"><text:span text:style-name="T8">– </text:span>Девушки, заходим.</text:p>
      <text:p text:style-name="P9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3">Прихожая встретила нас толстым слоем пыли. Мы тихонько прошли внутрь и я закрыл дверь изнутри.</text:p>
      <text:p text:style-name="P98"><text:span text:style-name="T1">Компьютер</text:span> стоял там же, где и обычно <text:span text:style-name="T1">— в личном кабинете Влада на столе у окна.</text:span></text:p>
      <text:p text:style-name="P138"><text:span text:style-name="T8">– </text:span>Макс, тут окно разбито! И верёвка какая-то висит. – крикнула Флаттершай из кухни.</text:p>
      <text:p text:style-name="P138"><text:span text:style-name="T8">–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8">–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pan text:style-name="T8">– </text:span>Оп-па! – пробормотала Эпплджек. – Нежданчик!</text:p>
      <text:p text:style-name="P138"><text:span text:style-name="T8">– </text:span>Ты, я вижу, времени не терял, – моя рука под прикрытием стола медленно тянулась к тяжёлой фарфоровой кружке, стоящей на краю.</text:p>
      <text:p text:style-name="P11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8">– </text:span>А почему ты вообще решил искать нас тут? – спросила Эпплджек. – Приехал бы домой. Мы б тебя чаем напоили.</text:p>
      <text:p text:style-name="P118"><text:span text:style-name="T8">–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8"><text:span text:style-name="T8">– </text:span>С кем это вы тут разговариваете?</text:p>
      <text:list xml:id="list5520772615750665806" text:style-name="L7">
        <text:list-header>
          <text:p text:style-name="P14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text:soft-page-break/>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54" text:outline-level="2">Селестия</text:h>
      <text:p text:style-name="P138"/>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0">сюда можно вставить похождения Дискорда — вторая неопубликованная глава. Первая — секс с Селестией</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text:soft-page-break/>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31">– И что? – продолжила его мысль Эпплджек.</text:p>
      <text:p text:style-name="P131">–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 Короче, времени у нас осталось что-то около пятнадцати минут. Или около того. – заявил Дискорд, поднеся к глазам запястье с массивными часами.</text:p>
      <text:p text:style-name="P131">–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text:soft-page-break/>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27"/>
      <text:h text:style-name="P154"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 Да-да, ты прав, Корди. Я готова.</text:p>
      <text:p text:style-name="P127">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100">Из-за заинтересованности Эквуса в Максе, тому не приходится прилагать усилий для 34 — на что ему указывает Анакорн</text:p>
      <text:p text:style-name="P10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98"><text:span text:style-name="T1">– </text:span>Анакорн. <text:span text:style-name="T1">– о</text:span>трекомендовался он. <text:span text:style-name="T8">– </text:span><text:span text:style-name="T1">Демиург.</text:span></text:p>
      <text:p text:style-name="P98"><text:span text:style-name="T1">– </text:span>П-привет. Макс. <text:span text:style-name="T1">– в</text:span> смятении представился я.</text:p>
      <text:p text:style-name="P9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3"/>
      <text:p text:style-name="P98"><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103"/>
      <text:p text:style-name="P9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8"><text:span text:style-name="T1">Юноша</text:span> закинул ногу за ногу и пытливо смотрел на меня, играя карандашём .</text:p>
      <text:p text:style-name="P98">Я совсем запутался.</text:p>
      <text:p text:style-name="P98"><text:span text:style-name="T1">– </text:span>Какая проблема? Какое решение? Кто ты <text:span text:style-name="T1">вообще</text:span>?</text:p>
      <text:p text:style-name="P98"><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10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3">– Стоп, не торопись. – у меня голова пошла кругом от информации. – Я ничего не понял. Какие-такие проблемы? Какие варианты? Зачем его поддерживать?</text:p>
      <text:p text:style-name="P103">Анакорн недовольно поморщился, но продолжил.</text:p>
      <text:p text:style-name="P10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3"/>
      <text:p text:style-name="P10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5"><text:soft-page-break/></text:p>
      <text:p text:style-name="P103"/>
      <text:p text:style-name="P103"/>
      <text:p text:style-name="P10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3">На голограмме появилась солнечная система Эквуса. Почему-то в центре системы был сам Эквус. Вокруг него вращались солнце и луна.</text:p>
      <text:p text:style-name="P103">Анакорн плюхнулся обратно в кресло и схватился за голову. Потом, немного успокоившись, продолжил.</text:p>
      <text:p text:style-name="P10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3">Анакорн отпил из стакана и продолжил.</text:p>
      <text:p text:style-name="P10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3">Анакорн постучал по столику указкой. Солнечная система увеличилась, оставив в поле зрения только шар Эквуса.</text:p>
      <text:p text:style-name="P10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106">Ко мне наконец-то пришло понимание ситуации.</text:p>
      <text:p text:style-name="P10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3">Анакорн смутился.</text:p>
      <text:p text:style-name="P10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3">(<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3"><text:span text:style-name="T17">– Сам ты раздолбай! – произнёс, наконец, Свирл</text:span>)</text:p>
      <text:p text:style-name="P103">… И создали вы его достаточно топорно — видишь, он трещит по швам.</text:p>
      <text:p text:style-name="P103">– Хмм. То есть, это брони создали Эквус?</text:p>
      <text:p text:style-name="P10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3">Я вспомнил события последнего года <text:span text:style-name="T8">&lt;</text:span>упомянуть в эпизоде на Терре, что МЛП-сериал закрылся год назад<text:span text:style-name="T8">&gt;</text:span></text:p>
      <text:p text:style-name="P10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3">Анакорн с такой силой сжал карандаш, что он хрустнул.</text:p>
      <text:p text:style-name="P10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3"/>
      <text:p text:style-name="P103"/>
      <text:p text:style-name="P10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0">– </text:p>
      <text:p text:style-name="P10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6"><text:soft-page-break/>– Верни Рэйнбоу!!!</text:p>
      <text:p text:style-name="P106">Обломки карандаша выпали из кулака Анакорна на столик.</text:p>
      <text:p text:style-name="P106">– Э-э-э… м-м-м… ну-у-у...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6">– Нет. Плата остаётся неизменной. Тут мы квиты. У меня тоже мало шансов помочь тебе — я не имею ни малейшего понятия, как это сделать.</text:p>
      <text:p text:style-name="P106">Ставшие почти прозрачными стены комнаты снова обрели материальность. Анакорн пожал плечами и протянул мне руку через столик.</text:p>
      <text:p text:style-name="P10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6">Я задумался.</text:p>
      <text:p text:style-name="P10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6">Анакорн почесал в затылке.</text:p>
      <text:p text:style-name="P106">– А кьютимарки? Как, <text:span text:style-name="T8">&lt;</text:span><text:span text:style-name="T24">чёрт</text:span><text:span text:style-name="T8">&gt;</text:span> меня побери, объяснить кьютимарки?</text:p>
      <text:p text:style-name="P106">– А кьютимарки ты сам даришь пони, когда распознаёшь их жизненное предназначение.</text:p>
      <text:p text:style-name="P10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6">Я пожал плечами.</text:p>
      <text:p text:style-name="P106">–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1">Я подозрительно посмотрел на Анакорна.</text:p>
      <text:p text:style-name="P141"><text:span text:style-name="T8">–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8">–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103">– Эквусу позарез нужна помощь. И он надеется получить эту помощь от тебя. Видишь, он из кожи вон лезет, чтобы тебе понравиться.</text:p>
      <text:p text:style-name="P100">Он старался тебя рассмешить и показать себя с лучшей стороны. К сожалению, надлого его не хватило — к твоему прибытию он был на грани...</text:p>
      <text:p text:style-name="P103">Тебе не приходилось заботиться о жилье и питании, ты нравишься кобылкам...</text:p>
      <text:p text:style-name="P103">– Гм! Я бы попросил тебя не касаться моих отношений с Рэйнбоу!</text:p>
      <text:p text:style-name="P10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3">У меня сердце буквально ухнуло куда-то вниз, в область желудка.</text:p>
      <text:p text:style-name="P10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10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3">– Та ладно, не утешай. Я не маленький ребёнок. Долг платежом красен. Сделаю то, что ты хочешь. Как сумею.</text:p>
      <text:p text:style-name="P10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3">Анакорн наблюдал за мной без улыбки. По его нейтральному выражению лица невозможно было догадаться, о чём он думает.</text:p>
      <text:p text:style-name="P103">– Ну вот и отлично. Рад, что мы наконец-то пришли к сделке.</text:p>
      <text:p text:style-name="P10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обратно возвращался?</text:p>
      <text:p text:style-name="P10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3">Так вот, возвращать тебя обратно в твой мир я не буду. </text:p>
      <text:p text:style-name="P103">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3">– Ты ещё увидишь пару снов на прощание. Удачи!</text:p>
      <text:p text:style-name="P103"/>
      <text:p text:style-name="P108">&lt;<text:span text:style-name="T1">- Но если миры Эквестрии станут существовать — появятся и те из них, в которых тьма страданий, постапокалипсис.</text:span></text:p>
      <text:p text:style-name="P108"><text:span text:style-name="T1">- И это лучше, чем не существовать, поверь</text:span>&gt;</text:p>
      <text:p text:style-name="P104">***</text:p>
      <text:p text:style-name="P104"/>
      <text:p text:style-name="P103">&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3"/>
      <text:p text:style-name="P103">–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103">– Пожалста. – ответил я безучастно. – Всегда рад. Только Вам не нужно было ТАК распинаться, чтобы заручиться моей помощью.</text:p>
      <text:p text:style-name="P103">Селестия на мгновение смутилась, но продолжила.</text:p>
      <text:p text:style-name="P103">&lt;<text:span text:style-name="T19"> - Ты морочила мне яйца, чтобы заинтересовать? Всё, как Свирл указал?</text:span></text:p>
      <text:p text:style-name="P10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0"><text:soft-page-break/>Я покачал головой.</text:p>
      <text:p text:style-name="P103"><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3">–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
      <text:list xml:id="list3898425764313597393" text:style-name="L8">
        <text:list-header>
          <text:p text:style-name="P165">(<text:span text:style-name="T26">Луна — как повелительница снов, слышала разговор Макса с Анакорном</text:span>)</text:p>
          <text:p text:style-name="P166"/>
        </text:list-header>
      </text:list>
      <text:p text:style-name="P128">***</text:p>
      <text:p text:style-name="P98"><text:span text:style-name="T1">–</text:span> Ты?..</text:p>
      <text:p text:style-name="P98"><text:span text:style-name="T1">–</text:span> Ты??!</text:p>
      <text:p text:style-name="P98"><text:span text:style-name="T1">–</text:span> Ты мне снишься??</text:p>
      <text:p text:style-name="P98"><text:span text:style-name="T1">–</text:span> Это ты мне снишься!!</text:p>
      <text:p text:style-name="P98"><text:span text:style-name="T1">–</text:span> Неважно… Пусть мы друг-другу снимся… Ты как, Дэш?</text:p>
      <text:p text:style-name="P9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8"><text:soft-page-break/><text:span text:style-name="T1">–</text:span> И я в порядке. Вот, возвращаюсь в свой мир. Ну, не совсем в свой. Почти в свой.</text:p>
      <text:p text:style-name="P98"><text:span text:style-name="T1">–</text:span> Навсегда?</text:p>
      <text:p text:style-name="P98"><text:span text:style-name="T1">–</text:span> Скорее всего, да.</text:p>
      <text:p text:style-name="P98"><text:span text:style-name="T1">–</text:span> Это плохо. Я хотела тебе сказать…</text:p>
      <text:p text:style-name="P98"><text:span text:style-name="T1">–</text:span> Не надо, Дэш. Не стоит терзать себя. Мне тоже очень хотелось остаться. Но так надо.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Рэрити, и Селестию, и всех-всех-всех… Таковы правила.</text:p>
      <text:p text:style-name="P98"><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98">Я опустил руку на шею Дэш и ощутил теплоту и лёгкое покалывание в пустоте.</text:p>
      <text:p text:style-name="P98"><text:span text:style-name="T8">–</text:span> Мне кажется, Дэш, <text:span text:style-name="T1">м</text:span>ы найдём способ связаться. Рано или поздно.</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 Я всё ещё помню…</text:p>
      <text:p text:style-name="P98"/>
      <text:h text:style-name="P154" text:outline-level="2">Земля</text:h>
      <text:p text:style-name="P101">Музыкальная тема из бегущего по лезвию бритвы — <text:span text:style-name="T8">Mission impossible</text:span></text:p>
      <text:p text:style-name="P102">&lt;Ужас возвращения из тёплого волшебного мира друзей в холодную скучную реальность.&gt;</text:p>
      <text:p text:style-name="P9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95"><text:span text:style-name="T1">Я нашарил ногами тапки и пошёл в ванную. Проходя мимо стола, зацепился взглядом за</text:span> эскиз <text:span text:style-name="T1">рисунка</text:span>.</text:p>
      <text:p text:style-name="P9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6"><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6">Доставая из стола ключи от машины, опять наткнулся взглядом на эскиз.</text:p>
      <text:p text:style-name="P9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6">Назову-ка я фантазию «Последний фанфик».</text:p>
      <text:p text:style-name="P96"/>
      <text:p text:style-name="P96"/>
      <text:p text:style-name="P96"/>
      <text:p text:style-name="P98"/>
      <text:p text:style-name="P98"/>
      <text:p text:style-name="P98"/>
      <text:p text:style-name="P9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8"/>
      <text:p text:style-name="P9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8"/>
      <text:p text:style-name="P98"/>
      <text:p text:style-name="P98"/>
      <text:p text:style-name="P9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30T18:50:11.015000000</dc:date>
    <meta:editing-duration>P83DT9H30M48S</meta:editing-duration>
    <meta:editing-cycles>4759</meta:editing-cycles>
    <meta:generator>LibreOffice/5.1.0.3$Windows_x86 LibreOffice_project/5e3e00a007d9b3b6efb6797a8b8e57b51ab1f737</meta:generator>
    <meta:document-statistic meta:table-count="0" meta:image-count="0" meta:object-count="0" meta:page-count="169" meta:paragraph-count="3432" meta:word-count="77256" meta:character-count="513217" meta:non-whitespace-character-count="435781"/>
  </office:meta>
</office:document-meta>
</file>